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808080" draw:fill="solid" draw:fill-color="#dddddd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5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2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cm" fo:min-width="4.921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1.76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47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9cm" fo:min-width="2.00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2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6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402cm"/>
    </style:style>
    <style:style style:name="gr16" style:family="graphic" style:parent-style-name="standard">
      <style:graphic-properties draw:stroke="dash" draw:stroke-dash="Fine_20_Dashed_20__28_var_29_" svg:stroke-width="0.028cm" draw:marker-start-width="0.242cm" draw:marker-end-width="0.242cm" draw:opacity="0%" draw:textarea-vertical-align="middle" fo:padding-top="0.139cm" fo:padding-bottom="0.139cm" fo:padding-left="0.264cm" fo:padding-right="0.264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51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697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62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154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73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55cm"/>
    </style:style>
    <style:style style:name="gr23" style:family="graphic" style:parent-style-name="standard">
      <style:graphic-properties draw:stroke="dash" draw:stroke-dash="Fine_20_Dashed_20__28_var_29_" draw:opacity="0%" draw:textarea-vertical-align="middl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33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8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86cm" fo:min-width="0cm"/>
    </style:style>
    <style:style style:name="gr28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family="Arial" style:font-style-name="Italic" style:font-family-generic="swiss" style:font-pitch="variable" fo:font-size="16pt"/>
    </style:style>
    <style:style style:name="P3" style:family="paragraph">
      <style:text-properties fo:font-family="Arial" style:font-style-name="Italic" style:font-family-generic="swiss" style:font-pitch="variable" fo:font-size="16pt" style:text-underline-style="none"/>
    </style:style>
    <style:style style:name="P4" style:family="paragraph">
      <style:paragraph-properties fo:text-align="center"/>
      <style:text-properties fo:font-family="Arial" style:font-style-name="Italic" style:font-family-generic="swiss" style:font-pitch="variable" fo:font-size="16pt"/>
    </style:style>
    <style:style style:name="P5" style:family="paragraph">
      <style:text-properties fo:font-size="14pt"/>
    </style:style>
    <style:style style:name="P6" style:family="paragraph">
      <style:paragraph-properties fo:text-align="center"/>
      <style:text-properties fo:font-size="14pt"/>
    </style:style>
    <style:style style:name="P7" style:family="paragraph">
      <style:text-properties fo:font-size="16pt"/>
    </style:style>
    <style:style style:name="T1" style:family="text">
      <style:text-properties style:text-underline-styl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8.414cm" svg:height="6.382cm" svg:x="12.176cm" svg:y="20.558cm">
          <text:p/>
        </draw:rect>
        <draw:frame draw:style-name="gr2" draw:text-style-name="P3" draw:layer="layout" svg:width="5.744cm" svg:height="1.675cm" svg:x="6.686cm" svg:y="3.883cm">
          <draw:text-box>
            <text:p text:style-name="P2"><text:span text:style-name="T1">Project Listing 1.0</text:span></text:p>
          </draw:text-box>
        </draw:frame>
        <draw:frame draw:style-name="gr3" draw:text-style-name="P2" draw:layer="layout" svg:width="6.111cm" svg:height="0.962cm" svg:x="6.305cm" svg:y="9.187cm">
          <draw:text-box>
            <text:p text:style-name="P2">Project Dashboard 2.0</text:p>
          </draw:text-box>
        </draw:frame>
        <draw:frame draw:style-name="gr2" draw:text-style-name="P2" draw:layer="layout" svg:width="4.402cm" svg:height="1.675cm" svg:x="6.377cm" svg:y="14.946cm">
          <draw:text-box>
            <text:p text:style-name="P2">Scenario 3.0</text:p>
          </draw:text-box>
        </draw:frame>
        <draw:frame draw:style-name="gr4" draw:text-style-name="P2" draw:layer="layout" svg:width="4.981cm" svg:height="0.962cm" svg:x="11.43cm" svg:y="6.658cm">
          <draw:text-box>
            <text:p text:style-name="P2">Create project 1.1</text:p>
          </draw:text-box>
        </draw:frame>
        <draw:frame draw:style-name="gr5" draw:text-style-name="P2" draw:layer="layout" svg:width="5.421cm" svg:height="0.882cm" svg:x="11.16cm" svg:y="12.811cm">
          <draw:text-box>
            <text:p text:style-name="P2">Create scenario 2.1</text:p>
          </draw:text-box>
        </draw:frame>
        <draw:line draw:style-name="gr6" draw:text-style-name="P4" draw:layer="layout" svg:x1="6.604cm" svg:y1="4.972cm" svg:x2="12.303cm" svg:y2="4.972cm">
          <text:p/>
        </draw:line>
        <draw:line draw:style-name="gr6" draw:text-style-name="P4" draw:layer="layout" svg:x1="6.45cm" svg:y1="10.249cm" svg:x2="12.811cm" svg:y2="10.249cm">
          <text:p/>
        </draw:line>
        <draw:line draw:style-name="gr7" draw:text-style-name="P4" draw:layer="layout" svg:x1="7.112cm" svg:y1="5.48cm" svg:x2="7.112cm" svg:y2="9.001cm">
          <text:p/>
        </draw:line>
        <draw:frame draw:style-name="gr8" draw:text-style-name="P2" draw:layer="layout" svg:width="1.526cm" svg:height="0.882cm" svg:x="5.318cm" svg:y="6.588cm">
          <draw:text-box>
            <text:p text:style-name="P2">edit</text:p>
          </draw:text-box>
        </draw:frame>
        <draw:line draw:style-name="gr7" draw:text-style-name="P4" draw:layer="layout" svg:x1="11.557cm" svg:y1="5.353cm" svg:x2="12.811cm" svg:y2="6.588cm">
          <text:p/>
        </draw:line>
        <draw:frame draw:style-name="gr9" draw:text-style-name="P2" draw:layer="layout" svg:width="2.267cm" svg:height="0.882cm" svg:x="12.592cm" svg:y="5.445cm">
          <draw:text-box>
            <text:p text:style-name="P2">create</text:p>
          </draw:text-box>
        </draw:frame>
        <draw:line draw:style-name="gr7" draw:text-style-name="P4" draw:layer="layout" svg:x1="12.938cm" svg:y1="7.731cm" svg:x2="12.133cm" svg:y2="8.748cm">
          <text:p/>
        </draw:line>
        <draw:frame draw:style-name="gr10" draw:text-style-name="P2" draw:layer="layout" svg:width="2.585cm" svg:height="0.997cm" svg:x="12.893cm" svg:y="7.731cm">
          <draw:text-box>
            <text:p text:style-name="P2">confirm</text:p>
          </draw:text-box>
        </draw:frame>
        <draw:line draw:style-name="gr6" draw:text-style-name="P4" draw:layer="layout" svg:x1="5.064cm" svg:y1="15.805cm" svg:x2="12.176cm" svg:y2="15.805cm">
          <text:p/>
        </draw:line>
        <draw:frame draw:style-name="gr2" draw:text-style-name="P2" draw:layer="layout" svg:width="3.827cm" svg:height="1.675cm" svg:x="8.747cm" svg:y="15.913cm">
          <draw:text-box>
            <text:p text:style-name="P2">Results 3.2</text:p>
          </draw:text-box>
        </draw:frame>
        <draw:frame draw:style-name="gr11" draw:text-style-name="P2" xml:id="id1" draw:id="id1" draw:layer="layout" svg:width="2.504cm" svg:height="0.909cm" svg:x="4.81cm" svg:y="15.913cm">
          <draw:text-box>
            <text:p text:style-name="P2">Edit 3.1</text:p>
          </draw:text-box>
        </draw:frame>
        <draw:line draw:style-name="gr7" draw:text-style-name="P4" draw:layer="layout" svg:x1="7.096cm" svg:y1="10.56cm" svg:x2="7.096cm" svg:y2="14.462cm">
          <text:p/>
        </draw:line>
        <draw:frame draw:style-name="gr12" draw:text-style-name="P2" draw:layer="layout" svg:width="1.526cm" svg:height="0.962cm" svg:x="5.316cm" svg:y="11.414cm">
          <draw:text-box>
            <text:p text:style-name="P2">edit</text:p>
          </draw:text-box>
        </draw:frame>
        <draw:line draw:style-name="gr7" draw:text-style-name="P4" draw:layer="layout" svg:x1="11.541cm" svg:y1="10.652cm" svg:x2="13.192cm" svg:y2="12.557cm">
          <text:p/>
        </draw:line>
        <draw:frame draw:style-name="gr13" draw:text-style-name="P2" draw:layer="layout" svg:width="2.267cm" svg:height="0.962cm" svg:x="12.195cm" svg:y="10.525cm">
          <draw:text-box>
            <text:p text:style-name="P2">create</text:p>
          </draw:text-box>
        </draw:frame>
        <draw:line draw:style-name="gr6" draw:text-style-name="P4" draw:layer="layout" svg:x1="11.033cm" svg:y1="13.7cm" svg:x2="16.478cm" svg:y2="13.7cm">
          <text:p/>
        </draw:line>
        <draw:line draw:style-name="gr7" draw:text-style-name="P4" draw:layer="layout" svg:x1="12.684cm" svg:y1="13.954cm" svg:x2="11.541cm" svg:y2="15.478cm">
          <text:p/>
        </draw:line>
        <draw:frame draw:style-name="gr14" draw:text-style-name="P2" draw:layer="layout" svg:width="2.585cm" svg:height="0.962cm" svg:x="12.43cm" svg:y="14.335cm">
          <draw:text-box>
            <text:p text:style-name="P2">confirm</text:p>
          </draw:text-box>
        </draw:frame>
        <draw:line draw:style-name="gr7" draw:text-style-name="P4" draw:layer="layout" svg:x1="15.224cm" svg:y1="13.954cm" svg:x2="15.224cm" svg:y2="16.494cm">
          <text:p/>
        </draw:line>
        <draw:frame draw:style-name="gr15" draw:text-style-name="P4" draw:layer="layout" svg:width="2.902cm" svg:height="1.673cm" svg:x="13.954cm" svg:y="16.853cm">
          <draw:text-box>
            <text:p text:style-name="P4">Base</text:p>
            <text:p text:style-name="P4">scenario</text:p>
          </draw:text-box>
        </draw:frame>
        <draw:rect draw:style-name="gr16" draw:text-style-name="P4" draw:layer="layout" svg:width="3.175cm" svg:height="2.032cm" svg:x="13.7cm" svg:y="16.621cm">
          <text:p/>
        </draw:rect>
        <draw:frame draw:style-name="gr17" draw:text-style-name="P2" draw:layer="layout" svg:width="2.551cm" svg:height="0.962cm" svg:x="15.478cm" svg:y="14.389cm">
          <draw:text-box>
            <text:p text:style-name="P2">choose</text:p>
          </draw:text-box>
        </draw:frame>
        <draw:frame draw:style-name="gr18" draw:text-style-name="P1" draw:layer="layout" svg:width="5.197cm" svg:height="1.675cm" svg:x="8.366cm" svg:y="1.74cm">
          <draw:text-box>
            <text:p text:style-name="P1">John Wayne </text:p>
            <text:p text:style-name="P1">navigational flow</text:p>
          </draw:text-box>
        </draw:frame>
        <draw:frame draw:style-name="gr14" draw:text-style-name="P5" draw:layer="layout" svg:width="1.772cm" svg:height="0.962cm" svg:x="13.451cm" svg:y="20.839cm">
          <draw:text-box>
            <text:p text:style-name="P5">view</text:p>
          </draw:text-box>
        </draw:frame>
        <draw:line draw:style-name="gr6" draw:text-style-name="P6" draw:layer="layout" svg:x1="13.351cm" svg:y1="21.647cm" svg:x2="15.383cm" svg:y2="21.647cm">
          <text:p/>
        </draw:line>
        <draw:frame draw:style-name="gr19" draw:text-style-name="P5" draw:layer="layout" svg:width="2.462cm" svg:height="0.962cm" svg:x="16.164cm" svg:y="21.066cm">
          <draw:text-box>
            <text:p text:style-name="P5">= page</text:p>
          </draw:text-box>
        </draw:frame>
        <draw:frame draw:style-name="gr14" draw:text-style-name="P5" draw:layer="layout" svg:width="1.772cm" svg:height="0.962cm" svg:x="13.406cm" svg:y="22.155cm">
          <draw:text-box>
            <text:p text:style-name="P5">view</text:p>
          </draw:text-box>
        </draw:frame>
        <draw:line draw:style-name="gr6" draw:text-style-name="P6" draw:layer="layout" svg:x1="12.806cm" svg:y1="23.063cm" svg:x2="15.772cm" svg:y2="23.063cm">
          <text:p/>
        </draw:line>
        <draw:frame draw:style-name="gr20" draw:text-style-name="P5" draw:layer="layout" svg:width="5.654cm" svg:height="1.673cm" svg:x="16.119cm" svg:y="22.382cm">
          <draw:text-box>
            <text:p text:style-name="P5">= page with sub </text:p>
            <text:p text:style-name="P5"><text:s text:c="3"/>views or “states”</text:p>
          </draw:text-box>
        </draw:frame>
        <draw:frame draw:style-name="gr12" draw:text-style-name="P5" draw:layer="layout" svg:width="1.526cm" svg:height="0.962cm" svg:x="12.468cm" svg:y="23.144cm">
          <draw:text-box>
            <text:p text:style-name="P5">edit</text:p>
          </draw:text-box>
        </draw:frame>
        <draw:frame draw:style-name="gr21" draw:text-style-name="P5" draw:layer="layout" svg:width="2.373cm" svg:height="0.962cm" svg:x="14.094cm" svg:y="23.144cm">
          <draw:text-box>
            <text:p text:style-name="P5">results</text:p>
          </draw:text-box>
        </draw:frame>
        <draw:line draw:style-name="gr7" draw:text-style-name="P6" draw:layer="layout" svg:x1="12.883cm" svg:y1="24.903cm" svg:x2="15.804cm" svg:y2="24.903cm">
          <text:p/>
        </draw:line>
        <draw:frame draw:style-name="gr12" draw:text-style-name="P5" draw:layer="layout" svg:width="1.526cm" svg:height="0.962cm" svg:x="13.645cm" svg:y="24.141cm">
          <draw:text-box>
            <text:p text:style-name="P5">edit</text:p>
          </draw:text-box>
        </draw:frame>
        <draw:frame draw:style-name="gr22" draw:text-style-name="P5" draw:layer="layout" svg:width="4.155cm" svg:height="0.962cm" svg:x="16.064cm" svg:y="24.395cm">
          <draw:text-box>
            <text:p text:style-name="P5">= user action</text:p>
          </draw:text-box>
        </draw:frame>
        <draw:rect draw:style-name="gr23" draw:text-style-name="P6" draw:layer="layout" svg:width="2.921cm" svg:height="1.175cm" svg:x="12.964cm" svg:y="25.494cm">
          <text:p/>
        </draw:rect>
        <draw:frame draw:style-name="gr24" draw:text-style-name="P5" draw:layer="layout" svg:width="2.233cm" svg:height="0.962cm" svg:x="13.426cm" svg:y="25.629cm">
          <draw:text-box>
            <text:p text:style-name="P5">modal</text:p>
          </draw:text-box>
        </draw:frame>
        <draw:frame draw:style-name="gr25" draw:text-style-name="P5" draw:layer="layout" svg:width="2.78cm" svg:height="0.962cm" svg:x="16.064cm" svg:y="25.621cm">
          <draw:text-box>
            <text:p text:style-name="P5">= modal</text:p>
          </draw:text-box>
        </draw:frame>
        <draw:line draw:style-name="gr6" draw:text-style-name="P4" draw:layer="layout" svg:x1="11.43cm" svg:y1="7.474cm" svg:x2="16.24cm" svg:y2="7.474cm">
          <text:p/>
        </draw:line>
        <draw:frame draw:style-name="gr26" draw:text-style-name="P7" xml:id="id2" draw:id="id2" draw:layer="layout" svg:width="6.577cm" svg:height="0.882cm" svg:x="5.345cm" svg:y="17.129cm">
          <draw:text-box>
            <text:p text:style-name="P7">Pivot Table Builder 3.1.1</text:p>
          </draw:text-box>
        </draw:frame>
        <draw:frame draw:style-name="gr27" draw:text-style-name="P7" xml:id="id3" draw:id="id3" draw:layer="layout" svg:width="4.663cm" svg:height="0.936cm" svg:x="5.318cm" svg:y="18.352cm">
          <draw:text-box>
            <text:p text:style-name="P7">Pivot Table 3.1.2</text:p>
          </draw:text-box>
        </draw:frame>
        <draw:connector draw:style-name="gr28" draw:text-style-name="P1" draw:layer="layout" svg:x1="4.81cm" svg:y1="16.367cm" svg:x2="5.345cm" svg:y2="17.57cm" draw:start-shape="id1" draw:end-shape="id2" draw:end-glue-point="3" svg:d="M4810 16367h-500v1203h1035">
          <text:p/>
        </draw:connector>
        <draw:connector draw:style-name="gr28" draw:text-style-name="P1" draw:layer="layout" draw:line-skew="-0.264cm" svg:x1="4.313cm" svg:y1="17.753cm" svg:x2="5.318cm" svg:y2="18.82cm" draw:end-shape="id3" draw:end-glue-point="3" svg:d="M4313 17753h-11v1067h101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k Gable</meta:initial-creator>
    <meta:creation-date>2014-10-16T07:03:21</meta:creation-date>
    <dc:date>2014-10-29T13:26:06.69</dc:date>
    <dc:creator>Mark Gable</dc:creator>
    <meta:editing-duration>PT36M22S</meta:editing-duration>
    <meta:editing-cycles>3</meta:editing-cycles>
    <meta:generator>OpenOffice/4.1.1$Win32 OpenOffice.org_project/411m6$Build-9775</meta:generator>
    <meta:document-statistic meta:object-count="48"/>
  </office:meta>
</office:document-meta>
</file>